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Menlo, monospace"/>
    <style:font-face style:name="Prabhki" svg:font-family="Prabhk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2ac" officeooo:paragraph-rsid="0005e2ac"/>
    </style:style>
    <style:style style:name="P2" style:family="paragraph" style:parent-style-name="Standard">
      <style:text-properties officeooo:rsid="0006e536" officeooo:paragraph-rsid="0006e536"/>
    </style:style>
    <style:style style:name="P3" style:family="paragraph" style:parent-style-name="Standard">
      <style:text-properties officeooo:rsid="0009ffb9" officeooo:paragraph-rsid="0009ffb9"/>
    </style:style>
    <style:style style:name="P4" style:family="paragraph" style:parent-style-name="Standard">
      <style:text-properties fo:color="#ce9178" officeooo:rsid="0009ffb9" officeooo:paragraph-rsid="0009ffb9"/>
    </style:style>
    <style:style style:name="P5" style:family="paragraph" style:parent-style-name="Standard">
      <style:text-properties fo:color="#000000" officeooo:rsid="000ca067" officeooo:paragraph-rsid="000ca067"/>
    </style:style>
    <style:style style:name="P6" style:family="paragraph" style:parent-style-name="Standard">
      <style:text-properties fo:color="#ce9178" officeooo:rsid="0010f9a6" officeooo:paragraph-rsid="0010f9a6"/>
    </style:style>
    <style:style style:name="P7" style:family="paragraph" style:parent-style-name="raaj">
      <style:text-properties fo:color="#ff4000" style:font-name="Prabhki" officeooo:rsid="0010f9a6" officeooo:paragraph-rsid="0010f9a6"/>
    </style:style>
    <style:style style:name="P8" style:family="paragraph" style:parent-style-name="raaj">
      <style:text-properties fo:color="#ff4000" style:font-name="Prabhki" fo:font-size="18pt" fo:font-weight="bold" officeooo:rsid="0010f9a6" officeooo:paragraph-rsid="0010f9a6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ce9178" style:font-name="Source Code Pro" fo:font-size="12pt" fo:letter-spacing="normal" fo:font-style="normal" fo:font-weight="normal"/>
    </style:style>
    <style:style style:name="T2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1. {</text:p>
      <text:p text:style-name="P1"><text:tab/><text:tab/>"$match" : {</text:p>
      <text:p text:style-name="P1"><text:tab/><text:tab/><text:tab/>"imdb.rating" : {</text:p>
      <text:p text:style-name="P1"><text:tab/><text:tab/><text:tab/><text:tab/>"$gte" : 7</text:p>
      <text:p text:style-name="P1"><text:tab/><text:tab/><text:tab/>},</text:p>
      <text:p text:style-name="P1"><text:tab/><text:tab/><text:tab/>"genres" : {</text:p>
      <text:p text:style-name="P1"><text:tab/><text:tab/><text:tab/><text:tab/>"$nin" : [</text:p>
      <text:p text:style-name="P1"><text:tab/><text:tab/><text:tab/><text:tab/><text:tab/>"Crime",</text:p>
      <text:p text:style-name="P1"><text:tab/><text:tab/><text:tab/><text:tab/><text:tab/>"Horror"</text:p>
      <text:p text:style-name="P1"><text:tab/><text:tab/><text:tab/><text:tab/>]</text:p>
      <text:p text:style-name="P1"><text:tab/><text:tab/><text:tab/>},</text:p>
      <text:p text:style-name="P1"><text:tab/><text:tab/><text:tab/>"rated" : {</text:p>
      <text:p text:style-name="P1"><text:tab/><text:tab/><text:tab/><text:tab/>"$in" : [</text:p>
      <text:p text:style-name="P1"><text:tab/><text:tab/><text:tab/><text:tab/><text:tab/>"PG",</text:p>
      <text:p text:style-name="P1"><text:tab/><text:tab/><text:tab/><text:tab/><text:tab/>"G"</text:p>
      <text:p text:style-name="P1"><text:tab/><text:tab/><text:tab/><text:tab/>]</text:p>
      <text:p text:style-name="P1"><text:tab/><text:tab/><text:tab/>},</text:p>
      <text:p text:style-name="P1"><text:tab/><text:tab/><text:tab/>"languages" : {</text:p>
      <text:p text:style-name="P1"><text:tab/><text:tab/><text:tab/><text:tab/>"$all" : [</text:p>
      <text:p text:style-name="P1"><text:tab/><text:tab/><text:tab/><text:tab/><text:tab/>"English",</text:p>
      <text:p text:style-name="P1"><text:tab/><text:tab/><text:tab/><text:tab/><text:tab/>"Japanese"</text:p>
      <text:p text:style-name="P1"><text:tab/><text:tab/><text:tab/><text:tab/>]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2">sol3.</text:p>
      <text:p text:style-name="Standard">db.movies.aggregate([ { $match: { title: { $type: "string" } } }, { $project: { title: { $split: ["$title", " "] }, _id: 0 } }, { $match: { title: { $size: 1 } } } ]).itcount();</text:p>
      <text:p text:style-name="P1"/>
      <text:p text:style-name="P3"/>
      <text:p text:style-name="P3">soln (chapter1 last quiz (expression with $project)):-<text:span text:style-name="T2">db.movies.aggregate([</text:span><text:span text:style-name="T1">{ $project: { _id: 0, cast: 1, directors: 1, writers: { $map: { input: "$writers", as: "writer", in: { $arrayElemAt: [ { $split: ["$$writer", " ("] }, 0 ] } } } } },</text:span><text:span text:style-name="T2">{$project:{common:{$setIntersection:['$cast','$writers','$directors' <text:s text:c="10"/>] <text:s text:c="28"/>} <text:s text:c="23"/>} <text:s text:c="8"/>} <text:s text:c="3"/>,{$match:{common:{$nin:[null,[]] <text:s text:c="6"/>} <text:s text:c="16"/>} <text:s text:c="20"/>} <text:s text:c="3"/>]).itcount();</text:span></text:p>
      <text:p text:style-name="P4"/>
      <text:p text:style-name="P4"/>
      <text:p text:style-name="P4"/>
      <text:p text:style-name="P4"/>
      <text:p text:style-name="P4"/>
      <text:p text:style-name="P5">chapter2 (using cusor-like stages) lab-1 soln)db.movies.aggregate([{$match:{"tomatoes.viewer.rating":{$gte:3},countries:"USA" <text:s text:c="3"/>} <text:s text:c="13"/>},{$project:{title:1,"tomatoes.viewer.rating":1,num_favs:{$map:{input:'$cast',as:'mycast',in:{$in:["$$mycast",[ "Sandra Bullock", "Tom Hanks", "Julia Roberts", "Kevin Spacey", "George Clooney"] ] <text:s text:c="18"/>} <text:s text:c="11"/>} <text:s text:c="5"/>} <text:s text:c="14"/>} <text:s text:c="13"/>},{$match:{num_favs:{$elemMatch:{$exists:true <text:s text:c="7"/>} <text:s text:c="8"/>} <text:s text:c="5"/>} <text:s text:c="4"/>},{$project:{title:1,"tomatoes.viewer.rating":1,num_fvs:{$size:{$filter:{input:'$num_favs',as:'favs',cond:{$eq:["$$favs",true <text:s text:c="3"/>] <text:s text:c="4"/>} <text:s text:c="13"/>} <text:s text:c="10"/>} <text:s text:c="10"/>} <text:s text:c="6"/>} <text:s text:c="12"/>} <text:s/>,{$match:{'num_fvs':{$gt:0 <text:s/>} <text:s text:c="3"/>} <text:s text:c="4"/>} ,{$sort:{num_fvs:-1,"tomatoes.viewer.rating":-1,title:-1 <text:s text:c="2"/>}},{$skip:24 <text:s text:c="4"/>},{$limit:1 <text:s text:c="2"/>} ]);</text:p>
      <text:p text:style-name="P5"><text:soft-page-break/></text:p>
      <text:p text:style-name="P7"/>
      <text:p text:style-name="P8">AStpdI</text:p>
      <text:p text:style-name="P6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Menlo, monospace"/>
    <style:font-face style:name="Prabhki" svg:font-family="Prabhk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officeooo:rsid="001092f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aaj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00:50:09.594999439</meta:creation-date>
    <meta:editing-duration>PT14M3S</meta:editing-duration>
    <meta:editing-cycles>3</meta:editing-cycles>
    <meta:generator>LibreOffice/6.4.7.2$Linux_X86_64 LibreOffice_project/40$Build-2</meta:generator>
    <dc:date>2022-11-22T02:00:24.525312704</dc:date>
    <meta:document-statistic meta:table-count="0" meta:image-count="0" meta:object-count="0" meta:page-count="2" meta:paragraph-count="30" meta:word-count="175" meta:character-count="1750" meta:non-whitespace-character-count="1225"/>
  </office:meta>
</office:document-meta>
</file>